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ritys</text:p>
          </table:table-cell>
          <table:table-cell office:value-type="string" calcext:value-type="string">
            <text:p><text:s/>Liikevaihto</text:p>
          </table:table-cell>
          <table:table-cell office:value-type="string" calcext:value-type="string">
            <text:p>Sou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mennuskeskus</text:p>
          </table:table-cell>
          <table:table-cell table:style-name="ce1" office:value-type="float" office:value="8900000" calcext:value-type="float">
            <text:p>8.90E+06</text:p>
          </table:table-cell>
          <table:table-cell office:value-type="string" calcext:value-type="string">
            <text:p><text:s/>https://vainu.io/company/kk-valmennuskeskus-oy-taloustiedot-ja-liikevaihto/198761/yritystied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fyvalmennus</text:p>
          </table:table-cell>
          <table:table-cell table:style-name="ce1" office:value-type="float" office:value="2800000" calcext:value-type="float">
            <text:p>2.80E+06</text:p>
          </table:table-cell>
          <table:table-cell office:value-type="string" calcext:value-type="string">
            <text:p><text:s/>https://vainu.io/company/mafy-oy-taloustiedot-ja-liikevaihto/122840/henkilosto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imia</text:p>
          </table:table-cell>
          <table:table-cell table:style-name="ce1" office:value-type="float" office:value="1100000" calcext:value-type="float">
            <text:p>1.10E+06</text:p>
          </table:table-cell>
          <table:table-cell office:value-type="string" calcext:value-type="string">
            <text:p><text:s/>https://vainu.io/company/valmennustiimi-eximia-oy-taloustiedot-ja-liikevaihto/326560/yritystiedo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table:formula="of:=SUM([.B3:.B6])" office:value-type="float" office:value="12800000" calcext:value-type="float">
            <text:p>1.28E+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 lukio</text:p>
          </table:table-cell>
          <table:table-cell office:value-type="float" office:value="150000" calcext:value-type="float">
            <text:p>150000</text:p>
          </table:table-cell>
          <table:table-cell table:formula="of:=[.B8]/[.B9]" office:value-type="float" office:value="85.3333333333333" calcext:value-type="float">
            <text:p>85.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 hakija</text:p>
          </table:table-cell>
          <table:table-cell office:value-type="float" office:value="50000" calcext:value-type="float">
            <text:p>50000</text:p>
          </table:table-cell>
          <table:table-cell table:formula="of:=[.B8]/[.B10]" office:value-type="float" office:value="256" calcext:value-type="float">
            <text:p>256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Studentum</text:p>
          </table:table-cell>
          <table:table-cell table:style-name="ce1" office:value-type="float" office:value="1400000" calcext:value-type="float">
            <text:p>1.40E+06</text:p>
          </table:table-cell>
          <table:table-cell office:value-type="string" calcext:value-type="string">
            <text:p>https://vainu.io/company/studentum-oy-taloustiedot-ja-liikevaihto/296647/yritystiedot <text:s text:c="2"/>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1" table:formula="of:=SUM([.B3:.B6])" office:value-type="float" office:value="12800000" calcext:value-type="float">
            <text:p>1.28E+0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yksy 2019</text:p>
          </table:table-cell>
          <table:table-cell office:value-type="string" calcext:value-type="string">
            <text:p>Kevät 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ematiikka pitkä</text:p>
          </table:table-cell>
          <table:table-cell office:value-type="float" office:value="11977" calcext:value-type="float">
            <text:p>11977</text:p>
          </table:table-cell>
          <table:table-cell office:value-type="float" office:value="13760" calcext:value-type="float">
            <text:p>137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ematiikka lyhyt</text:p>
          </table:table-cell>
          <table:table-cell office:value-type="float" office:value="9349" calcext:value-type="float">
            <text:p>9349</text:p>
          </table:table-cell>
          <table:table-cell office:value-type="float" office:value="11999" calcext:value-type="float">
            <text:p>119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logia</text:p>
          </table:table-cell>
          <table:table-cell office:value-type="float" office:value="3668" calcext:value-type="float">
            <text:p>3668</text:p>
          </table:table-cell>
          <table:table-cell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ysiikka</text:p>
          </table:table-cell>
          <table:table-cell office:value-type="float" office:value="6809" calcext:value-type="float">
            <text:p>6809</text:p>
          </table:table-cell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mia</text:p>
          </table:table-cell>
          <table:table-cell office:value-type="float" office:value="4738" calcext:value-type="float">
            <text:p>4738</text:p>
          </table:table-cell>
          <table:table-cell office:value-type="float" office:value="5937" calcext:value-type="float">
            <text:p>593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table:formula="of:=SUM([.C23:.C27])" office:value-type="float" office:value="36541" calcext:value-type="float">
            <text:p>36541</text:p>
          </table:table-cell>
          <table:table-cell table:formula="of:=SUM([.D23:.D27])" office:value-type="float" office:value="43956" calcext:value-type="float">
            <text:p>439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table:formula="of:=SUM([.C23:.D27])" office:value-type="float" office:value="80497" calcext:value-type="float">
            <text:p>8049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oppi</text:p>
          </table:table-cell>
          <table:table-cell office:value-type="string" calcext:value-type="string">
            <text:p>Valmennuskeskus</text:p>
          </table:table-cell>
          <table:table-cell office:value-type="string" calcext:value-type="string">
            <text:p>Mafyvalmennus</text:p>
          </table:table-cell>
          <table:table-cell office:value-type="string" calcext:value-type="string">
            <text:p>Exim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emium-mod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ght version of “Lääkisnetti”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thly subscrip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ood usabilit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3:Sheet1.E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08:46:39.964579793</meta:creation-date>
    <dc:date>2020-05-18T15:07:25.610289943</dc:date>
    <meta:editing-duration>PT7M5S</meta:editing-duration>
    <meta:editing-cycles>1</meta:editing-cycles>
    <meta:document-statistic meta:table-count="1" meta:cell-count="58" meta:object-count="0"/>
    <meta:generator>LibreOffice/6.0.7.3$Linux_X86_64 LibreOffice_project/00m0$Build-3</meta:generator>
  </office:meta>
</office:document-meta>
</file>